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ecificação de Requisitos - Bonestock</text:h>
      <text:h text:style-name="Heading_20_2" text:outline-level="2">1. Introdução</text:h>
      <text:h text:style-name="Heading_20_3" text:outline-level="3">1.1. Propósito</text:h>
      <text:p text:style-name="Text_20_body">O Bonestock é um sistema de gerenciamento de estoque para restaurantes, oferecendo controle de entrada e saída de produtos, inventário digital, integração com fichas técnicas e relatórios dinâmicos.</text:p>
      <text:h text:style-name="Heading_20_3" text:outline-level="3">1.2. Escopo</text:h>
      <text:p text:style-name="Text_20_body">O sistema permitirá:</text:p>
      <text:list text:style-name="L1">
        <text:list-item>
          <text:p text:style-name="P1">Controle de estoque com registro de entradas e saídas. </text:p>
        </text:list-item>
        <text:list-item>
          <text:p text:style-name="P1">Inventário semanal com conferência automatizada. </text:p>
        </text:list-item>
        <text:list-item>
          <text:p text:style-name="P1">Integração com fichas técnicas para cálculo de insumos. </text:p>
        </text:list-item>
        <text:list-item>
          <text:p text:style-name="P1">Leitura de códigos de barras via celular. </text:p>
        </text:list-item>
        <text:list-item>
          <text:p text:style-name="P1">Geração de relatórios detalhados. </text:p>
        </text:list-item>
        <text:list-item>
          <text:p text:style-name="P2">Controle de usuários e permissões. </text:p>
        </text:list-item>
      </text:list>
      <text:h text:style-name="Heading_20_3" text:outline-level="3">1.3. Definições, Acrônimos e Abreviações</text:h>
      <text:list text:style-name="L2">
        <text:list-item>
          <text:p text:style-name="P3"><text:span text:style-name="Strong_20_Emphasis">PEPS</text:span>: Primeiro a Entrar, Primeiro a Sair. </text:p>
        </text:list-item>
        <text:list-item>
          <text:p text:style-name="P3"><text:span text:style-name="Strong_20_Emphasis">NF-e</text:span>: Nota Fiscal Eletrônica. </text:p>
        </text:list-item>
        <text:list-item>
          <text:p text:style-name="P4"><text:span text:style-name="Strong_20_Emphasis">API</text:span>: Interface de Programação de Aplicativos. </text:p>
        </text:list-item>
      </text:list>
      <text:h text:style-name="Heading_20_2" text:outline-level="2">2. Requisitos Funcionais</text:h>
      <text:h text:style-name="Heading_20_3" text:outline-level="3">2.1. Controle de Usuários</text:h>
      <text:list text:style-name="L3">
        <text:list-item>
          <text:p text:style-name="P5">[RF001] O sistema deve permitir o cadastro de usuários com diferentes roles. </text:p>
        </text:list-item>
        <text:list-item>
          <text:p text:style-name="P6">[RF002] O administrador pode conceder e revogar permissões. </text:p>
        </text:list-item>
      </text:list>
      <text:h text:style-name="Heading_20_3" text:outline-level="3">2.2. Gerenciamento de Estoque</text:h>
      <text:list text:style-name="L4">
        <text:list-item>
          <text:p text:style-name="P7">[RF003] O sistema deve registrar entradas de produtos. </text:p>
        </text:list-item>
        <text:list-item>
          <text:p text:style-name="P7">[RF004] O sistema deve registrar saídas de produtos automaticamente conforme vendas. </text:p>
        </text:list-item>
        <text:list-item>
          <text:p text:style-name="P8">[RF005] O sistema deve alertar sobre produtos próximos ao vencimento. </text:p>
        </text:list-item>
      </text:list>
      <text:h text:style-name="Heading_20_3" text:outline-level="3">2.3. Inventário</text:h>
      <text:list text:style-name="L5">
        <text:list-item>
          <text:p text:style-name="P9">[RF006] O sistema deve permitir a conferência de estoque manualmente e via leitura de códigos de barras. </text:p>
        </text:list-item>
        <text:list-item>
          <text:p text:style-name="P10">[RF007] O sistema deve comparar o inventário com as saídas registradas para detectar inconsistências. </text:p>
        </text:list-item>
      </text:list>
      <text:h text:style-name="Heading_20_3" text:outline-level="3"><text:soft-page-break/>2.4. Integração com Fichas Técnicas</text:h>
      <text:list text:style-name="L6">
        <text:list-item>
          <text:p text:style-name="P11">[RF008] O sistema deve calcular automaticamente os insumos utilizados com base nas vendas. </text:p>
        </text:list-item>
        <text:list-item>
          <text:p text:style-name="P12">[RF009] O sistema deve permitir a edição de fichas técnicas. </text:p>
        </text:list-item>
      </text:list>
      <text:h text:style-name="Heading_20_2" text:outline-level="2">3. Requisitos Não Funcionais</text:h>
      <text:list text:style-name="L7">
        <text:list-item>
          <text:p text:style-name="P13">[RNF001] O sistema deve ser responsivo para uso em desktop e mobile. </text:p>
        </text:list-item>
        <text:list-item>
          <text:p text:style-name="P13">[RNF002] O sistema deve armazenar os dados em um banco relacional. </text:p>
        </text:list-item>
        <text:list-item>
          <text:p text:style-name="P14">[RNF003] A segurança dos dados deve ser garantida com autenticação via JWT. </text:p>
        </text:list-item>
      </text:list>
      <text:h text:style-name="Heading_20_2" text:outline-level="2">4. Restrições</text:h>
      <text:list text:style-name="L8">
        <text:list-item>
          <text:p text:style-name="P15">O sistema deve operar via navegador e não requer instalação local. </text:p>
        </text:list-item>
        <text:list-item>
          <text:p text:style-name="P16">A primeira versão atenderá apenas restaurantes de pequeno e médio porte. </text:p>
        </text:list-item>
      </text:list>
      <text:h text:style-name="Heading_20_2" text:outline-level="2">5. Suposições e Dependências</text:h>
      <text:list text:style-name="L9">
        <text:list-item>
          <text:p text:style-name="P17">O sistema dependerá de integração com sistemas de vendas para registrar saídas. </text:p>
        </text:list-item>
        <text:list-item>
          <text:p text:style-name="P18">A leitura de códigos de barras exige que os produtos estejam etiquetados corretamente. 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0:40:22.192296259</meta:creation-date>
    <dc:date>2025-02-08T00:45:04.654226359</dc:date>
    <meta:editing-duration>PT4M42S</meta:editing-duration>
    <meta:editing-cycles>1</meta:editing-cycles>
    <meta:document-statistic meta:table-count="0" meta:image-count="0" meta:object-count="0" meta:page-count="2" meta:paragraph-count="40" meta:word-count="340" meta:character-count="2171" meta:non-whitespace-character-count="1871"/>
    <meta:generator>LibreOffice/24.8.4.2$Linux_X86_64 LibreOffice_project/480$Build-2</meta:generator>
  </office:meta>
</office:document-meta>
</file>